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style:contextual-spacing="false" fo:padding="0cm" fo:border="none"/>
      <style:text-properties loext:padding="0cm" loext:border="none"/>
    </style:style>
    <style:style style:name="P2" style:family="paragraph" style:parent-style-name="Preformatted_20_Text">
      <style:paragraph-properties fo:padding="0cm" fo:border="none"/>
      <style:text-properties loext:padding="0cm" loext:border="none"/>
    </style:style>
    <style:style style:name="P3" style:family="paragraph" style:parent-style-name="Preformatted_20_Text">
      <style:paragraph-properties fo:padding="0cm" fo:border="none"/>
    </style:style>
    <style:style style:name="P4" style:family="paragraph" style:parent-style-name="Standard">
      <style:text-properties loext:padding="0cm" loext:border="none"/>
    </style:style>
    <style:style style:name="P5" style:family="paragraph" style:parent-style-name="Text_20_body">
      <style:paragraph-properties fo:padding="0cm" fo:border="none"/>
    </style:style>
    <style:style style:name="P6" style:family="paragraph" style:parent-style-name="Text_20_body">
      <style:paragraph-properties fo:padding="0cm" fo:border="none"/>
      <style:text-properties loext:padding="0cm" loext:border="none"/>
    </style:style>
    <style:style style:name="T1" style:family="text">
      <style:text-properties loext:padding="0cm" loext:border="none"/>
    </style:style>
    <style:style style:name="T2" style:family="text">
      <style:text-properties loext:padding="0.049cm" loext:border="0.06pt solid #000000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leetcode.com/problems/product-sales-analysis-iii/" text:style-name="Internet_20_link" text:visited-style-name="Visited_20_Internet_20_Link"><text:span text:style-name="T1">1070. Product Sales Analysis III</text:span></text:a></text:p>
      <text:section text:style-name="Sect1" text:name="headlessui-popover-button-:rb:">
        <text:p text:style-name="Standard"/>
      </text:section>
      <text:p text:style-name="P4">Medium</text:p>
      <text:p text:style-name="P4">193</text:p>
      <text:p text:style-name="P4">576</text:p>
      <text:section text:style-name="Sect1" text:name="headlessui-popover-button-:rg:">
        <text:p text:style-name="Standard"/>
      </text:section>
      <text:section text:style-name="Sect1" text:name="headlessui-popover-button-:rj:">
        <text:p text:style-name="Standard"/>
      </text:section>
      <text:p text:style-name="P4">Companies</text:p>
      <text:p text:style-name="P4">SQL Schema</text:p>
      <text:p text:style-name="Horizontal_20_Line"/>
      <text:p text:style-name="P5"><text:span text:style-name="T1">Table: </text:span><text:span text:style-name="Source_20_Text"><text:span text:style-name="T2">Sales</text:span></text:span></text:p>
      <text:p text:style-name="P2">+-------------+-------+</text:p>
      <text:p text:style-name="P2">| Column Name | Type <text:s/>|</text:p>
      <text:p text:style-name="P2">+-------------+-------+</text:p>
      <text:p text:style-name="P2">| sale_id <text:s text:c="4"/>| int <text:s text:c="2"/>|</text:p>
      <text:p text:style-name="P2">| product_id <text:s/>| int <text:s text:c="2"/>|</text:p>
      <text:p text:style-name="P2">| year <text:s text:c="7"/>| int <text:s text:c="2"/>|</text:p>
      <text:p text:style-name="P2">| quantity <text:s text:c="3"/>| int <text:s text:c="2"/>|</text:p>
      <text:p text:style-name="P2">| price <text:s text:c="6"/>| int <text:s text:c="2"/>|</text:p>
      <text:p text:style-name="P2">+-------------+-------+</text:p>
      <text:p text:style-name="P2">(sale_id, year) is the primary key (combination of columns with unique values) of this table.</text:p>
      <text:p text:style-name="P3"><text:span text:style-name="T1">product_id is a foreign key (reference column) to </text:span><text:span text:style-name="Source_20_Text"><text:span text:style-name="T2">Product</text:span></text:span><text:span text:style-name="T1"> table.</text:span></text:p>
      <text:p text:style-name="P2">Each row of this table shows a sale on the product product_id in a certain year.</text:p>
      <text:p text:style-name="P1">Note that the price is per unit.</text:p>
      <text:p text:style-name="P6"> </text:p>
      <text:p text:style-name="P5"><text:span text:style-name="T1">Table: </text:span><text:span text:style-name="Source_20_Text"><text:span text:style-name="T2">Product</text:span></text:span></text:p>
      <text:p text:style-name="P2">+--------------+---------+</text:p>
      <text:p text:style-name="P2">| Column Name <text:s/>| Type <text:s text:c="3"/>|</text:p>
      <text:p text:style-name="P2">+--------------+---------+</text:p>
      <text:p text:style-name="P2">| product_id <text:s text:c="2"/>| int <text:s text:c="4"/>|</text:p>
      <text:p text:style-name="P2">| product_name | varchar |</text:p>
      <text:p text:style-name="P2">+--------------+---------+</text:p>
      <text:p text:style-name="P2">product_id is the primary key (column with unique values) of this table.</text:p>
      <text:p text:style-name="P1">Each row of this table indicates the product name of each product.</text:p>
      <text:p text:style-name="P6"> </text:p>
      <text:p text:style-name="P5"><text:span text:style-name="T1">Write a solution to select the </text:span><text:span text:style-name="Strong_20_Emphasis"><text:span text:style-name="T1">product id</text:span></text:span><text:span text:style-name="T1">, </text:span><text:span text:style-name="Strong_20_Emphasis"><text:span text:style-name="T1">year</text:span></text:span><text:span text:style-name="T1">, </text:span><text:span text:style-name="Strong_20_Emphasis"><text:span text:style-name="T1">quantity</text:span></text:span><text:span text:style-name="T1">, and </text:span><text:span text:style-name="Strong_20_Emphasis"><text:span text:style-name="T1">price</text:span></text:span><text:span text:style-name="T1"> for the </text:span><text:span text:style-name="Strong_20_Emphasis"><text:span text:style-name="T1">first year</text:span></text:span><text:span text:style-name="T1"> of every product sold.</text:span></text:p>
      <text:p text:style-name="P5"><text:span text:style-name="T1">Return the resulting table in </text:span><text:span text:style-name="Strong_20_Emphasis"><text:span text:style-name="T1">any order</text:span></text:span><text:span text:style-name="T1">.</text:span></text:p>
      <text:p text:style-name="P6">The result format is in the following example.</text:p>
      <text:p text:style-name="P6"> </text:p>
      <text:p text:style-name="P5"><text:span text:style-name="Strong_20_Emphasis"><text:span text:style-name="T1">Example 1:</text:span></text:span></text:p>
      <text:p text:style-name="P3"><text:soft-page-break/><text:span text:style-name="Strong_20_Emphasis"><text:span text:style-name="T1">Input:</text:span></text:span><text:span text:style-name="T1"> </text:span></text:p>
      <text:p text:style-name="P2">Sales table:</text:p>
      <text:p text:style-name="P2">+---------+------------+------+----------+-------+</text:p>
      <text:p text:style-name="P2">| sale_id | product_id | year | quantity | price |</text:p>
      <text:p text:style-name="P2">+---------+------------+------+----------+-------+ </text:p>
      <text:p text:style-name="P2">| 1 <text:s text:c="6"/>| 100 <text:s text:c="7"/>| 2008 | 10 <text:s text:c="6"/>| 5000 <text:s/>|</text:p>
      <text:p text:style-name="P2">| 2 <text:s text:c="6"/>| 100 <text:s text:c="7"/>| 2009 | 12 <text:s text:c="6"/>| 5000 <text:s/>|</text:p>
      <text:p text:style-name="P2">| 7 <text:s text:c="6"/>| 200 <text:s text:c="7"/>| 2011 | 15 <text:s text:c="6"/>| 9000 <text:s/>|</text:p>
      <text:p text:style-name="P2">+---------+------------+------+----------+-------+</text:p>
      <text:p text:style-name="P2">Product table:</text:p>
      <text:p text:style-name="P2">+------------+--------------+</text:p>
      <text:p text:style-name="P2">| product_id | product_name |</text:p>
      <text:p text:style-name="P2">+------------+--------------+</text:p>
      <text:p text:style-name="P2">| 100 <text:s text:c="7"/>| Nokia <text:s text:c="7"/>|</text:p>
      <text:p text:style-name="P2">| 200 <text:s text:c="7"/>| Apple <text:s text:c="7"/>|</text:p>
      <text:p text:style-name="P2">| 300 <text:s text:c="7"/>| Samsung <text:s text:c="5"/>|</text:p>
      <text:p text:style-name="P2">+------------+--------------+</text:p>
      <text:p text:style-name="P3"><text:span text:style-name="Strong_20_Emphasis"><text:span text:style-name="T1">Output:</text:span></text:span><text:span text:style-name="T1"> </text:span></text:p>
      <text:p text:style-name="P2">+------------+------------+----------+-------+</text:p>
      <text:p text:style-name="P2">| product_id | first_year | quantity | price |</text:p>
      <text:p text:style-name="P2">+------------+------------+----------+-------+ </text:p>
      <text:p text:style-name="P2">| 100 <text:s text:c="7"/>| 2008 <text:s text:c="6"/>| 10 <text:s text:c="6"/>| 5000 <text:s/>|</text:p>
      <text:p text:style-name="P2">| 200 <text:s text:c="7"/>| 2011 <text:s text:c="6"/>| 15 <text:s text:c="6"/>| 9000 <text:s/>|</text:p>
      <text:p text:style-name="P1">+------------+------------+----------+-------+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8-22T09:04:32.252000000</dc:date>
    <meta:editing-duration>PT12S</meta:editing-duration>
    <meta:editing-cycles>1</meta:editing-cycles>
    <meta:document-statistic meta:table-count="0" meta:image-count="0" meta:object-count="0" meta:page-count="2" meta:paragraph-count="60" meta:word-count="328" meta:character-count="1940" meta:non-whitespace-character-count="1525"/>
    <meta:generator>LibreOffice/7.2.2.2$Windows_X86_64 LibreOffice_project/02b2acce88a210515b4a5bb2e46cbfb63fe97d56</meta:generator>
  </office:meta>
</office:document-meta>
</file>